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_20_5865" svg:stroke-width="0.019cm" svg:stroke-color="#000000" draw:marker-start="" draw:marker-start-width="0.33cm" draw:marker-start-center="false" draw:marker-end="" draw:marker-end-width="0.33cm" draw:marker-end-center="false" svg:stroke-opacity="100%" draw:stroke-linejoin="round" draw:fill="solid" draw:fill-color="#edc4e3"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width="0cm" fo:padding-top="0.146cm" fo:padding-bottom="0.146cm" fo:padding-left="0.27cm" fo:padding-right="0.2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graphic-properties draw:stroke="solid" draw:stroke-dash="Dashed_20__28_var_29__20_5866" svg:stroke-width="0.019cm" svg:stroke-color="#000000" draw:marker-start="" draw:marker-start-width="0.33cm" draw:marker-start-center="false" draw:marker-end="" draw:marker-end-width="0.33cm" draw:marker-end-center="false" svg:stroke-opacity="100%" draw:stroke-linejoin="round" draw:fill="solid" draw:fill-color="#edc4e3"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09cm" fo:min-width="0.366cm" fo:padding-top="0.138cm" fo:padding-bottom="0.138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graphic-properties draw:stroke="solid" draw:stroke-dash="Dashed_20__28_var_29__20_5867" svg:stroke-width="0.019cm" svg:stroke-color="#000000" draw:marker-start="" draw:marker-start-width="0.33cm" draw:marker-start-center="false" draw:marker-end="" draw:marker-end-width="0.33cm" draw:marker-end-center="false" svg:stroke-opacity="100%" draw:stroke-linejoin="round" draw:fill="solid" draw:fill-color="#edc4e3"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91cm" fo:min-width="0.145cm" fo:padding-top="0.138cm" fo:padding-bottom="0.138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graphic-properties draw:stroke="solid" draw:stroke-dash="Dashed_20__28_var_29__20_5868" svg:stroke-width="0.019cm" svg:stroke-color="#ff0000"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width="0cm" fo:padding-top="0.138cm" fo:padding-bottom="0.138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graphic-properties draw:stroke="none" draw:stroke-dash="Dashed_20__28_var_29__20_586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solid" draw:fill-color="#edc4e3"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DejaVu Sans" style:font-size-complex="18pt" style:language-complex="zxx" style:country-complex="none" style:font-style-complex="normal" style:font-weight-complex="normal" style:text-emphasize="none" style:text-scale="100%" style:font-relief="none" fo:hyphenate="false"/>
    </style:style>
    <style:style style:name="P2"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DejaVu Sans" style:font-size-complex="18pt" style:language-complex="zxx" style:country-complex="none" style:font-style-complex="normal" style:font-weight-complex="normal" style:text-emphasize="none" style:text-scale="100%" style:font-relief="none"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ff0000" style:text-outline="false" style:text-line-through-style="none" style:text-line-through-type="none" style:text-position="0% 100%" style:font-name="Bitstream Vera Sans" fo:font-size="9pt" fo:letter-spacing="normal" fo:language="fr" fo:country="FR" fo:font-style="italic" fo:text-shadow="none" style:text-underline-style="none" fo:font-weight="normal" style:text-underline-mode="continuous" style:text-overline-mode="continuous" style:text-line-through-mode="continuous" style:letter-kerning="true" style:font-name-asian="DejaVu Sans" style:font-size-asian="9pt" style:language-asian="zxx" style:country-asian="none" style:font-style-asian="italic" style:font-weight-asian="normal" style:font-name-complex="DejaVu Sans" style:font-size-complex="9pt" style:language-complex="zxx" style:country-complex="none" style:font-style-complex="italic" style:font-weight-complex="normal" style:text-emphasize="none" style:text-scale="100%" style:font-relief="none" fo:hyphenate="false"/>
    </style:style>
    <style:style style:name="T1" style:family="text">
      <style:text-properties fo:color="#ff0000" style:text-outline="false" style:text-line-through-style="none" style:text-line-through-type="none" style:text-position="0% 100%" style:font-name="Bitstream Vera Sans" fo:font-size="9pt" fo:letter-spacing="normal" fo:language="fr" fo:country="FR" fo:font-style="italic" fo:text-shadow="none" style:text-underline-style="none" fo:font-weight="normal" style:text-underline-mode="continuous" style:text-overline-mode="continuous" style:text-line-through-mode="continuous" style:letter-kerning="true" style:font-name-asian="DejaVu Sans" style:font-size-asian="9pt" style:language-asian="zxx" style:country-asian="none" style:font-style-asian="italic" style:font-weight-asian="normal" style:font-name-complex="DejaVu Sans" style:font-size-complex="9pt" style:language-complex="zxx" style:country-complex="none" style:font-style-complex="italic" style:font-weight-complex="normal" style:text-emphasize="none" style:text-scale="100%"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3.135cm" svg:height="1.886cm" svg:x="8.013cm" svg:y="13.235cm" svg:viewBox="0 0 3136 1887" draw:points="0,631 0,630 1,629 1,628 1,627 2,626 3,625 4,625 5,625 6,625 631,625 632,625 633,625 634,625 635,626 636,627 637,628 637,629 637,630 637,631 637,937 2186,937 2186,6 2186,5 2187,4 2187,3 2188,2 2189,1 2189,1 2191,1 2191,0 2193,0 3130,0 3131,0 3131,1 3133,1 3133,1 3135,2 3135,3 3135,4 3136,5 3136,6 3136,1880 3136,1882 3135,1882 3135,1883 3135,1884 3133,1885 3133,1886 3131,1886 3131,1887 3130,1887 2193,1887 631,1887 6,1887 5,1887 4,1886 3,1886 2,1885 1,1884 1,1883 1,1882 0,1882 0,1880">
            <text:p/>
          </draw:polygon>
          <draw:custom-shape draw:style-name="gr2" draw:text-style-name="P1" draw:layer="layout" svg:width="1.25cm" svg:height="1.251cm" svg:x="10.205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937cm" svg:height="0.941cm" svg:x="8.332cm" svg:y="1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2.702cm" svg:y1="12.617cm" svg:x2="9.891cm" svg:y2="17.302cm">
            <text:p/>
          </draw:line>
          <draw:frame draw:style-name="gr5" draw:text-style-name="P4" draw:layer="layout" svg:width="1.024cm" svg:height="0.652cm" svg:x="12.334cm" svg:y="12.744cm">
            <draw:text-box>
              <text:p text:style-name="P3"><text:span text:style-name="T1">d</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0T11:05:01.345591863</meta:creation-date>
    <dc:date>2018-04-10T11:05:21.899773731</dc:date>
    <meta:editing-duration>PT21S</meta:editing-duration>
    <meta:editing-cycles>1</meta:editing-cycles>
    <meta:document-statistic meta:object-count="6"/>
    <meta:generator>LibreOffice/6.0.0.3$MacOSX_X86_64 LibreOffice_project/64a0f66915f38c6217de274f0aa8e15618924765</meta:generator>
  </office:meta>
</office:document-meta>
</file>